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7:20:40.898188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23T14:19:15.795598639</dc:date>
    <meta:editing-cycles>111</meta:editing-cycles>
    <meta:editing-duration>P3DT16H33M28S</meta:editing-duration>
    <meta:generator>LibreOffice/6.4.3.2$Linux_X86_64 LibreOffice_project/40$Build-2</meta:generator>
    <meta:document-statistic meta:table-count="1" meta:cell-count="517" meta:object-count="0"/>
  </office:meta>
</office:document-meta>
</file>